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47813977399482608"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19355934756592959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999319710685335332"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91529643733703984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73429450659940812"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14556778714001714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68262098217471210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8014679112047313887"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4364063" text:continue-list="list468262098217471210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77746203741871841"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50617"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366541"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343694"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368163"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51247"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20 minutes at various paces</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83"><text:span text:style-name="T1"/></text:p>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099888907927156870"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26T14:13:46.60</dc:date>
    <dc:creator>James Lombardi</dc:creator>
    <meta:editing-duration>P9DT3H6M50S</meta:editing-duration>
    <meta:editing-cycles>778</meta:editing-cycles>
    <meta:generator>OpenOffice/4.1.2$Win32 OpenOffice.org_project/412m3$Build-9782</meta:generator>
    <meta:document-statistic meta:table-count="0" meta:image-count="2" meta:object-count="0" meta:page-count="86" meta:paragraph-count="2376" meta:word-count="26757" meta:character-count="136521"/>
  </office:meta>
</office:document-meta>
</file>